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Segoe UI" svg:font-family="'Segoe UI'"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Vaativuudet" style:family="table">
      <style:table-properties style:width="17cm" table:align="margins"/>
    </style:style>
    <style:style style:name="Vaativuudet.A" style:family="table-column">
      <style:table-column-properties style:column-width="2.316cm" style:rel-column-width="8927*"/>
    </style:style>
    <style:style style:name="Vaativuudet.B" style:family="table-column">
      <style:table-column-properties style:column-width="3.484cm" style:rel-column-width="13429*"/>
    </style:style>
    <style:style style:name="Vaativuudet.C" style:family="table-column">
      <style:table-column-properties style:column-width="3.505cm" style:rel-column-width="13510*"/>
    </style:style>
    <style:style style:name="Vaativuudet.D" style:family="table-column">
      <style:table-column-properties style:column-width="3.792cm" style:rel-column-width="14619*"/>
    </style:style>
    <style:style style:name="Vaativuudet.E" style:family="table-column">
      <style:table-column-properties style:column-width="3.903cm" style:rel-column-width="15050*"/>
    </style:style>
    <style:style style:name="Vaativuudet.A1" style:family="table-cell">
      <style:table-cell-properties fo:background-color="#dddddd" fo:padding="0.097cm" fo:border-left="0.05pt solid #000000" fo:border-right="none" fo:border-top="0.05pt solid #000000" fo:border-bottom="0.05pt solid #000000">
        <style:background-image/>
      </style:table-cell-properties>
    </style:style>
    <style:style style:name="Vaativuudet.E1" style:family="table-cell">
      <style:table-cell-properties fo:background-color="#dddddd" fo:padding="0.097cm" fo:border="0.05pt solid #000000">
        <style:background-image/>
      </style:table-cell-properties>
    </style:style>
    <style:style style:name="Vaativuudet.A2" style:family="table-cell">
      <style:table-cell-properties fo:padding="0.097cm" fo:border-left="0.05pt solid #000000" fo:border-right="none" fo:border-top="none" fo:border-bottom="0.05pt solid #000000"/>
    </style:style>
    <style:style style:name="Vaativuudet.B2" style:family="table-cell">
      <style:table-cell-properties fo:padding="0.097cm" fo:border-left="0.05pt solid #000000" fo:border-right="none" fo:border-top="none" fo:border-bottom="0.05pt solid #000000"/>
    </style:style>
    <style:style style:name="Vaativuudet.C2" style:family="table-cell">
      <style:table-cell-properties fo:padding="0.097cm" fo:border-left="0.05pt solid #000000" fo:border-right="none" fo:border-top="none" fo:border-bottom="0.05pt solid #000000"/>
    </style:style>
    <style:style style:name="Vaativuudet.D2" style:family="table-cell">
      <style:table-cell-properties fo:padding="0.097cm" fo:border-left="0.05pt solid #000000" fo:border-right="none" fo:border-top="none" fo:border-bottom="0.05pt solid #000000"/>
    </style:style>
    <style:style style:name="Vaativuudet.E2" style:family="table-cell">
      <style:table-cell-properties fo:padding="0.097cm" fo:border-left="0.05pt solid #000000" fo:border-right="0.05pt solid #000000" fo:border-top="none" fo:border-bottom="0.05pt solid #000000"/>
    </style:style>
    <style:style style:name="Vaativuudet.A3" style:family="table-cell">
      <style:table-cell-properties fo:padding="0.097cm" fo:border-left="0.05pt solid #000000" fo:border-right="none" fo:border-top="none" fo:border-bottom="0.05pt solid #000000"/>
    </style:style>
    <style:style style:name="Vaativuudet.B3" style:family="table-cell">
      <style:table-cell-properties fo:padding="0.097cm" fo:border-left="0.05pt solid #000000" fo:border-right="none" fo:border-top="none" fo:border-bottom="0.05pt solid #000000"/>
    </style:style>
    <style:style style:name="Vaativuudet.C3" style:family="table-cell">
      <style:table-cell-properties fo:padding="0.097cm" fo:border-left="0.05pt solid #000000" fo:border-right="none" fo:border-top="none" fo:border-bottom="0.05pt solid #000000"/>
    </style:style>
    <style:style style:name="Vaativuudet.D3" style:family="table-cell">
      <style:table-cell-properties fo:padding="0.097cm" fo:border-left="0.05pt solid #000000" fo:border-right="none" fo:border-top="none" fo:border-bottom="0.05pt solid #000000"/>
    </style:style>
    <style:style style:name="Vaativuudet.E3" style:family="table-cell">
      <style:table-cell-properties fo:padding="0.097cm" fo:border-left="0.05pt solid #000000" fo:border-right="0.05pt solid #000000" fo:border-top="none" fo:border-bottom="0.05pt solid #000000"/>
    </style:style>
    <style:style style:name="Vaativuudet.A4" style:family="table-cell">
      <style:table-cell-properties fo:padding="0.097cm" fo:border-left="0.05pt solid #000000" fo:border-right="none" fo:border-top="none" fo:border-bottom="0.05pt solid #000000"/>
    </style:style>
    <style:style style:name="Vaativuudet.B4" style:family="table-cell">
      <style:table-cell-properties fo:padding="0.097cm" fo:border-left="0.05pt solid #000000" fo:border-right="none" fo:border-top="none" fo:border-bottom="0.05pt solid #000000"/>
    </style:style>
    <style:style style:name="Vaativuudet.C4" style:family="table-cell">
      <style:table-cell-properties fo:padding="0.097cm" fo:border-left="0.05pt solid #000000" fo:border-right="none" fo:border-top="none" fo:border-bottom="0.05pt solid #000000"/>
    </style:style>
    <style:style style:name="Vaativuudet.D4" style:family="table-cell">
      <style:table-cell-properties fo:padding="0.097cm" fo:border-left="0.05pt solid #000000" fo:border-right="none" fo:border-top="none" fo:border-bottom="0.05pt solid #000000"/>
    </style:style>
    <style:style style:name="Vaativuudet.E4" style:family="table-cell">
      <style:table-cell-properties fo:padding="0.097cm" fo:border-left="0.05pt solid #000000" fo:border-right="0.05pt solid #000000" fo:border-top="none" fo:border-bottom="0.05pt solid #000000"/>
    </style:style>
    <style:style style:name="Vaativuudet.A5" style:family="table-cell">
      <style:table-cell-properties fo:padding="0.097cm" fo:border-left="0.05pt solid #000000" fo:border-right="none" fo:border-top="none" fo:border-bottom="0.05pt solid #000000"/>
    </style:style>
    <style:style style:name="Vaativuudet.B5" style:family="table-cell">
      <style:table-cell-properties fo:padding="0.097cm" fo:border-left="0.05pt solid #000000" fo:border-right="none" fo:border-top="none" fo:border-bottom="0.05pt solid #000000"/>
    </style:style>
    <style:style style:name="Vaativuudet.C5" style:family="table-cell">
      <style:table-cell-properties fo:padding="0.097cm" fo:border-left="0.05pt solid #000000" fo:border-right="none" fo:border-top="none" fo:border-bottom="0.05pt solid #000000"/>
    </style:style>
    <style:style style:name="Vaativuudet.D5" style:family="table-cell">
      <style:table-cell-properties fo:padding="0.097cm" fo:border-left="0.05pt solid #000000" fo:border-right="none" fo:border-top="none" fo:border-bottom="0.05pt solid #000000"/>
    </style:style>
    <style:style style:name="Vaativuudet.E5" style:family="table-cell">
      <style:table-cell-properties fo:padding="0.097cm" fo:border-left="0.05pt solid #000000" fo:border-right="0.05pt solid #000000" fo:border-top="none" fo:border-bottom="0.05pt solid #000000"/>
    </style:style>
    <style:style style:name="Vaativuudet.A6" style:family="table-cell">
      <style:table-cell-properties fo:padding="0.097cm" fo:border-left="0.05pt solid #000000" fo:border-right="none" fo:border-top="none" fo:border-bottom="0.05pt solid #000000"/>
    </style:style>
    <style:style style:name="Vaativuudet.B6" style:family="table-cell">
      <style:table-cell-properties fo:padding="0.097cm" fo:border-left="0.05pt solid #000000" fo:border-right="none" fo:border-top="none" fo:border-bottom="0.05pt solid #000000"/>
    </style:style>
    <style:style style:name="Vaativuudet.C6" style:family="table-cell">
      <style:table-cell-properties fo:padding="0.097cm" fo:border-left="0.05pt solid #000000" fo:border-right="none" fo:border-top="none" fo:border-bottom="0.05pt solid #000000"/>
    </style:style>
    <style:style style:name="Vaativuudet.D6" style:family="table-cell">
      <style:table-cell-properties fo:padding="0.097cm" fo:border-left="0.05pt solid #000000" fo:border-right="none" fo:border-top="none" fo:border-bottom="0.05pt solid #000000"/>
    </style:style>
    <style:style style:name="Vaativuudet.E6"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3.507cm" style:rel-column-width="1988*"/>
    </style:style>
    <style:style style:name="Taulukko1.B" style:family="table-column">
      <style:table-column-properties style:column-width="1.896cm" style:rel-column-width="1075*"/>
    </style:style>
    <style:style style:name="Taulukko1.D" style:family="table-column">
      <style:table-column-properties style:column-width="1.411cm" style:rel-column-width="800*"/>
    </style:style>
    <style:style style:name="Taulukko1.E" style:family="table-column">
      <style:table-column-properties style:column-width="2.094cm" style:rel-column-width="1187*"/>
    </style:style>
    <style:style style:name="Taulukko1.G" style:family="table-column">
      <style:table-column-properties style:column-width="1.699cm" style:rel-column-width="963*"/>
    </style:style>
    <style:style style:name="Taulukko1.I" style:family="table-column">
      <style:table-column-properties style:column-width="1.191cm" style:rel-column-width="675*"/>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I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none" fo:border-top="none" fo:border-bottom="0.05pt solid #000000"/>
    </style:style>
    <style:style style:name="Taulukko1.D2" style:family="table-cell">
      <style:table-cell-properties fo:padding="0.097cm" fo:border-left="0.05pt solid #000000" fo:border-right="none" fo:border-top="none" fo:border-bottom="0.05pt solid #000000"/>
    </style:style>
    <style:style style:name="Taulukko1.E2" style:family="table-cell">
      <style:table-cell-properties fo:padding="0.097cm" fo:border-left="0.05pt solid #000000" fo:border-right="none" fo:border-top="none" fo:border-bottom="0.05pt solid #000000"/>
    </style:style>
    <style:style style:name="Taulukko1.F2" style:family="table-cell">
      <style:table-cell-properties fo:padding="0.097cm" fo:border-left="0.05pt solid #000000" fo:border-right="none" fo:border-top="none" fo:border-bottom="0.05pt solid #000000"/>
    </style:style>
    <style:style style:name="Taulukko1.G2" style:family="table-cell">
      <style:table-cell-properties fo:padding="0.097cm" fo:border-left="0.05pt solid #000000" fo:border-right="none" fo:border-top="none" fo:border-bottom="0.05pt solid #000000"/>
    </style:style>
    <style:style style:name="Taulukko1.H2" style:family="table-cell">
      <style:table-cell-properties fo:padding="0.097cm" fo:border-left="0.05pt solid #000000" fo:border-right="none" fo:border-top="none" fo:border-bottom="0.05pt solid #000000"/>
    </style:style>
    <style:style style:name="Taulukko1.I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none" fo:border-top="none" fo:border-bottom="0.05pt solid #000000"/>
    </style:style>
    <style:style style:name="Taulukko1.D3" style:family="table-cell">
      <style:table-cell-properties fo:padding="0.097cm" fo:border-left="0.05pt solid #000000" fo:border-right="none" fo:border-top="none" fo:border-bottom="0.05pt solid #000000"/>
    </style:style>
    <style:style style:name="Taulukko1.E3" style:family="table-cell">
      <style:table-cell-properties fo:padding="0.097cm" fo:border-left="0.05pt solid #000000" fo:border-right="none" fo:border-top="none" fo:border-bottom="0.05pt solid #000000"/>
    </style:style>
    <style:style style:name="Taulukko1.F3" style:family="table-cell">
      <style:table-cell-properties fo:padding="0.097cm" fo:border-left="0.05pt solid #000000" fo:border-right="none" fo:border-top="none" fo:border-bottom="0.05pt solid #000000"/>
    </style:style>
    <style:style style:name="Taulukko1.G3" style:family="table-cell">
      <style:table-cell-properties fo:padding="0.097cm" fo:border-left="0.05pt solid #000000" fo:border-right="none" fo:border-top="none" fo:border-bottom="0.05pt solid #000000"/>
    </style:style>
    <style:style style:name="Taulukko1.H3" style:family="table-cell">
      <style:table-cell-properties fo:padding="0.097cm" fo:border-left="0.05pt solid #000000" fo:border-right="none" fo:border-top="none" fo:border-bottom="0.05pt solid #000000"/>
    </style:style>
    <style:style style:name="Taulukko1.I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none" fo:border-top="none" fo:border-bottom="0.05pt solid #000000"/>
    </style:style>
    <style:style style:name="Taulukko1.D4" style:family="table-cell">
      <style:table-cell-properties fo:padding="0.097cm" fo:border-left="0.05pt solid #000000" fo:border-right="none" fo:border-top="none" fo:border-bottom="0.05pt solid #000000"/>
    </style:style>
    <style:style style:name="Taulukko1.E4" style:family="table-cell">
      <style:table-cell-properties fo:padding="0.097cm" fo:border-left="0.05pt solid #000000" fo:border-right="none" fo:border-top="none" fo:border-bottom="0.05pt solid #000000"/>
    </style:style>
    <style:style style:name="Taulukko1.F4" style:family="table-cell">
      <style:table-cell-properties fo:padding="0.097cm" fo:border-left="0.05pt solid #000000" fo:border-right="none" fo:border-top="none" fo:border-bottom="0.05pt solid #000000"/>
    </style:style>
    <style:style style:name="Taulukko1.G4" style:family="table-cell">
      <style:table-cell-properties fo:padding="0.097cm" fo:border-left="0.05pt solid #000000" fo:border-right="none" fo:border-top="none" fo:border-bottom="0.05pt solid #000000"/>
    </style:style>
    <style:style style:name="Taulukko1.H4" style:family="table-cell">
      <style:table-cell-properties fo:padding="0.097cm" fo:border-left="0.05pt solid #000000" fo:border-right="none" fo:border-top="none" fo:border-bottom="0.05pt solid #000000"/>
    </style:style>
    <style:style style:name="Taulukko1.I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none" fo:border-top="none" fo:border-bottom="0.05pt solid #000000"/>
    </style:style>
    <style:style style:name="Taulukko1.D5" style:family="table-cell">
      <style:table-cell-properties fo:padding="0.097cm" fo:border-left="0.05pt solid #000000" fo:border-right="none" fo:border-top="none" fo:border-bottom="0.05pt solid #000000"/>
    </style:style>
    <style:style style:name="Taulukko1.E5" style:family="table-cell">
      <style:table-cell-properties fo:padding="0.097cm" fo:border-left="0.05pt solid #000000" fo:border-right="none" fo:border-top="none" fo:border-bottom="0.05pt solid #000000"/>
    </style:style>
    <style:style style:name="Taulukko1.F5" style:family="table-cell">
      <style:table-cell-properties fo:padding="0.097cm" fo:border-left="0.05pt solid #000000" fo:border-right="none" fo:border-top="none" fo:border-bottom="0.05pt solid #000000"/>
    </style:style>
    <style:style style:name="Taulukko1.G5" style:family="table-cell">
      <style:table-cell-properties fo:padding="0.097cm" fo:border-left="0.05pt solid #000000" fo:border-right="none" fo:border-top="none" fo:border-bottom="0.05pt solid #000000"/>
    </style:style>
    <style:style style:name="Taulukko1.H5" style:family="table-cell">
      <style:table-cell-properties fo:padding="0.097cm" fo:border-left="0.05pt solid #000000" fo:border-right="none" fo:border-top="none" fo:border-bottom="0.05pt solid #000000"/>
    </style:style>
    <style:style style:name="Taulukko1.I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none" fo:border-top="none" fo:border-bottom="0.05pt solid #000000"/>
    </style:style>
    <style:style style:name="Taulukko1.D6" style:family="table-cell">
      <style:table-cell-properties fo:padding="0.097cm" fo:border-left="0.05pt solid #000000" fo:border-right="none" fo:border-top="none" fo:border-bottom="0.05pt solid #000000"/>
    </style:style>
    <style:style style:name="Taulukko1.E6" style:family="table-cell">
      <style:table-cell-properties fo:padding="0.097cm" fo:border-left="0.05pt solid #000000" fo:border-right="none" fo:border-top="none" fo:border-bottom="0.05pt solid #000000"/>
    </style:style>
    <style:style style:name="Taulukko1.F6" style:family="table-cell">
      <style:table-cell-properties fo:padding="0.097cm" fo:border-left="0.05pt solid #000000" fo:border-right="none" fo:border-top="none" fo:border-bottom="0.05pt solid #000000"/>
    </style:style>
    <style:style style:name="Taulukko1.G6" style:family="table-cell">
      <style:table-cell-properties fo:padding="0.097cm" fo:border-left="0.05pt solid #000000" fo:border-right="none" fo:border-top="none" fo:border-bottom="0.05pt solid #000000"/>
    </style:style>
    <style:style style:name="Taulukko1.H6" style:family="table-cell">
      <style:table-cell-properties fo:padding="0.097cm" fo:border-left="0.05pt solid #000000" fo:border-right="none" fo:border-top="none" fo:border-bottom="0.05pt solid #000000"/>
    </style:style>
    <style:style style:name="Taulukko1.I6" style:family="table-cell">
      <style:table-cell-properties fo:padding="0.097cm" fo:border-left="0.05pt solid #000000" fo:border-right="0.05pt solid #000000" fo:border-top="none" fo:border-bottom="0.05pt solid #000000"/>
    </style:style>
    <style:style style:name="Taulukko1.A7" style:family="table-cell">
      <style:table-cell-properties fo:padding="0.097cm" fo:border-left="0.05pt solid #000000" fo:border-right="none" fo:border-top="none" fo:border-bottom="0.05pt solid #000000"/>
    </style:style>
    <style:style style:name="Taulukko1.B7" style:family="table-cell">
      <style:table-cell-properties fo:padding="0.097cm" fo:border-left="0.05pt solid #000000" fo:border-right="none" fo:border-top="none" fo:border-bottom="0.05pt solid #000000"/>
    </style:style>
    <style:style style:name="Taulukko1.C7" style:family="table-cell">
      <style:table-cell-properties fo:padding="0.097cm" fo:border-left="0.05pt solid #000000" fo:border-right="none" fo:border-top="none" fo:border-bottom="0.05pt solid #000000"/>
    </style:style>
    <style:style style:name="Taulukko1.D7" style:family="table-cell">
      <style:table-cell-properties fo:padding="0.097cm" fo:border-left="0.05pt solid #000000" fo:border-right="none" fo:border-top="none" fo:border-bottom="0.05pt solid #000000"/>
    </style:style>
    <style:style style:name="Taulukko1.E7" style:family="table-cell">
      <style:table-cell-properties fo:padding="0.097cm" fo:border-left="0.05pt solid #000000" fo:border-right="none" fo:border-top="none" fo:border-bottom="0.05pt solid #000000"/>
    </style:style>
    <style:style style:name="Taulukko1.F7" style:family="table-cell">
      <style:table-cell-properties fo:padding="0.097cm" fo:border-left="0.05pt solid #000000" fo:border-right="none" fo:border-top="none" fo:border-bottom="0.05pt solid #000000"/>
    </style:style>
    <style:style style:name="Taulukko1.G7" style:family="table-cell">
      <style:table-cell-properties fo:padding="0.097cm" fo:border-left="0.05pt solid #000000" fo:border-right="none" fo:border-top="none" fo:border-bottom="0.05pt solid #000000"/>
    </style:style>
    <style:style style:name="Taulukko1.H7" style:family="table-cell">
      <style:table-cell-properties fo:padding="0.097cm" fo:border-left="0.05pt solid #000000" fo:border-right="none" fo:border-top="none" fo:border-bottom="0.05pt solid #000000"/>
    </style:style>
    <style:style style:name="Taulukko1.I7" style:family="table-cell">
      <style:table-cell-properties fo:padding="0.097cm" fo:border-left="0.05pt solid #000000" fo:border-right="0.05pt solid #000000" fo:border-top="none" fo:border-bottom="0.05pt solid #000000"/>
    </style:style>
    <style:style style:name="Taulukko1.A8" style:family="table-cell">
      <style:table-cell-properties fo:padding="0.097cm" fo:border-left="0.05pt solid #000000" fo:border-right="none" fo:border-top="none" fo:border-bottom="0.05pt solid #000000"/>
    </style:style>
    <style:style style:name="Taulukko1.B8" style:family="table-cell">
      <style:table-cell-properties fo:padding="0.097cm" fo:border-left="0.05pt solid #000000" fo:border-right="none" fo:border-top="none" fo:border-bottom="0.05pt solid #000000"/>
    </style:style>
    <style:style style:name="Taulukko1.C8" style:family="table-cell">
      <style:table-cell-properties fo:padding="0.097cm" fo:border-left="0.05pt solid #000000" fo:border-right="none" fo:border-top="none" fo:border-bottom="0.05pt solid #000000"/>
    </style:style>
    <style:style style:name="Taulukko1.D8" style:family="table-cell">
      <style:table-cell-properties fo:padding="0.097cm" fo:border-left="0.05pt solid #000000" fo:border-right="none" fo:border-top="none" fo:border-bottom="0.05pt solid #000000"/>
    </style:style>
    <style:style style:name="Taulukko1.E8" style:family="table-cell">
      <style:table-cell-properties fo:padding="0.097cm" fo:border-left="0.05pt solid #000000" fo:border-right="none" fo:border-top="none" fo:border-bottom="0.05pt solid #000000"/>
    </style:style>
    <style:style style:name="Taulukko1.F8" style:family="table-cell">
      <style:table-cell-properties fo:padding="0.097cm" fo:border-left="0.05pt solid #000000" fo:border-right="none" fo:border-top="none" fo:border-bottom="0.05pt solid #000000"/>
    </style:style>
    <style:style style:name="Taulukko1.G8" style:family="table-cell">
      <style:table-cell-properties fo:padding="0.097cm" fo:border-left="0.05pt solid #000000" fo:border-right="none" fo:border-top="none" fo:border-bottom="0.05pt solid #000000"/>
    </style:style>
    <style:style style:name="Taulukko1.H8" style:family="table-cell">
      <style:table-cell-properties fo:padding="0.097cm" fo:border-left="0.05pt solid #000000" fo:border-right="none" fo:border-top="none" fo:border-bottom="0.05pt solid #000000"/>
    </style:style>
    <style:style style:name="Taulukko1.I8" style:family="table-cell">
      <style:table-cell-properties fo:padding="0.097cm" fo:border-left="0.05pt solid #000000" fo:border-right="0.05pt solid #000000" fo:border-top="none" fo:border-bottom="0.05pt solid #000000"/>
    </style:style>
    <style:style style:name="Taulukko1.A9" style:family="table-cell">
      <style:table-cell-properties fo:padding="0.097cm" fo:border-left="0.05pt solid #000000" fo:border-right="none" fo:border-top="none" fo:border-bottom="0.05pt solid #000000"/>
    </style:style>
    <style:style style:name="Taulukko1.B9" style:family="table-cell">
      <style:table-cell-properties fo:padding="0.097cm" fo:border-left="0.05pt solid #000000" fo:border-right="none" fo:border-top="none" fo:border-bottom="0.05pt solid #000000"/>
    </style:style>
    <style:style style:name="Taulukko1.C9" style:family="table-cell">
      <style:table-cell-properties fo:padding="0.097cm" fo:border-left="0.05pt solid #000000" fo:border-right="none" fo:border-top="none" fo:border-bottom="0.05pt solid #000000"/>
    </style:style>
    <style:style style:name="Taulukko1.D9" style:family="table-cell">
      <style:table-cell-properties fo:padding="0.097cm" fo:border-left="0.05pt solid #000000" fo:border-right="none" fo:border-top="none" fo:border-bottom="0.05pt solid #000000"/>
    </style:style>
    <style:style style:name="Taulukko1.E9" style:family="table-cell">
      <style:table-cell-properties fo:padding="0.097cm" fo:border-left="0.05pt solid #000000" fo:border-right="none" fo:border-top="none" fo:border-bottom="0.05pt solid #000000"/>
    </style:style>
    <style:style style:name="Taulukko1.F9" style:family="table-cell">
      <style:table-cell-properties fo:padding="0.097cm" fo:border-left="0.05pt solid #000000" fo:border-right="none" fo:border-top="none" fo:border-bottom="0.05pt solid #000000"/>
    </style:style>
    <style:style style:name="Taulukko1.G9" style:family="table-cell">
      <style:table-cell-properties fo:padding="0.097cm" fo:border-left="0.05pt solid #000000" fo:border-right="none" fo:border-top="none" fo:border-bottom="0.05pt solid #000000"/>
    </style:style>
    <style:style style:name="Taulukko1.H9" style:family="table-cell">
      <style:table-cell-properties fo:padding="0.097cm" fo:border-left="0.05pt solid #000000" fo:border-right="none" fo:border-top="none" fo:border-bottom="0.05pt solid #000000"/>
    </style:style>
    <style:style style:name="Taulukko1.I9"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3431d" officeooo:paragraph-rsid="0003431d"/>
    </style:style>
    <style:style style:name="P2" style:family="paragraph" style:parent-style-name="Text_20_body">
      <style:text-properties officeooo:rsid="0009b3e9" officeooo:paragraph-rsid="0009b3e9"/>
    </style:style>
    <style:style style:name="P3" style:family="paragraph" style:parent-style-name="Text_20_body">
      <style:text-properties officeooo:rsid="0009f60f" officeooo:paragraph-rsid="0009f60f"/>
    </style:style>
    <style:style style:name="P4" style:family="paragraph" style:parent-style-name="Text_20_body">
      <style:text-properties officeooo:rsid="000bd7d5" officeooo:paragraph-rsid="000bd7d5"/>
    </style:style>
    <style:style style:name="P5" style:family="paragraph" style:parent-style-name="Text_20_body">
      <style:text-properties officeooo:rsid="00171a23" officeooo:paragraph-rsid="00171a23"/>
    </style:style>
    <style:style style:name="P6" style:family="paragraph" style:parent-style-name="Text_20_body">
      <style:text-properties officeooo:rsid="000dd94d" officeooo:paragraph-rsid="000dd94d"/>
    </style:style>
    <style:style style:name="P7" style:family="paragraph" style:parent-style-name="Text_20_body">
      <style:text-properties officeooo:rsid="001c84fa" officeooo:paragraph-rsid="001fd43b"/>
    </style:style>
    <style:style style:name="P8" style:family="paragraph" style:parent-style-name="Text_20_body">
      <style:text-properties officeooo:rsid="002ea185" officeooo:paragraph-rsid="002ea185"/>
    </style:style>
    <style:style style:name="P9" style:family="paragraph" style:parent-style-name="Text_20_body">
      <style:text-properties officeooo:rsid="00309637" officeooo:paragraph-rsid="00309637"/>
    </style:style>
    <style:style style:name="P10" style:family="paragraph" style:parent-style-name="Endnote">
      <style:text-properties officeooo:paragraph-rsid="00070354"/>
    </style:style>
    <style:style style:name="P11" style:family="paragraph" style:parent-style-name="Table_20_Contents">
      <style:text-properties officeooo:rsid="000bd7d5" officeooo:paragraph-rsid="000bd7d5"/>
    </style:style>
    <style:style style:name="P12" style:family="paragraph" style:parent-style-name="Table_20_Contents">
      <style:text-properties fo:font-size="9pt" fo:font-weight="bold" officeooo:rsid="000bd7d5" officeooo:paragraph-rsid="000bd7d5" style:font-size-asian="9pt" style:font-weight-asian="bold" style:font-size-complex="9pt" style:font-weight-complex="bold"/>
    </style:style>
    <style:style style:name="P13" style:family="paragraph" style:parent-style-name="Table_20_Contents">
      <style:text-properties fo:font-size="9pt" fo:font-weight="bold" officeooo:rsid="00171a23" officeooo:paragraph-rsid="00171a23" style:font-size-asian="9pt" style:font-weight-asian="bold" style:font-size-complex="9pt" style:font-weight-complex="bold"/>
    </style:style>
    <style:style style:name="P14" style:family="paragraph" style:parent-style-name="Table_20_Contents">
      <style:text-properties officeooo:rsid="000dd94d" officeooo:paragraph-rsid="000dd94d"/>
    </style:style>
    <style:style style:name="P15" style:family="paragraph" style:parent-style-name="Table_20_Contents">
      <style:text-properties officeooo:rsid="001168d2" officeooo:paragraph-rsid="001168d2"/>
    </style:style>
    <style:style style:name="P16" style:family="paragraph" style:parent-style-name="Table_20_Contents">
      <style:text-properties officeooo:rsid="00133dac" officeooo:paragraph-rsid="00133dac"/>
    </style:style>
    <style:style style:name="P17" style:family="paragraph" style:parent-style-name="Table_20_Contents">
      <style:text-properties officeooo:rsid="00171a23" officeooo:paragraph-rsid="00171a23"/>
    </style:style>
    <style:style style:name="P18" style:family="paragraph" style:parent-style-name="Table_20_Contents">
      <style:text-properties officeooo:rsid="0026fd20" officeooo:paragraph-rsid="00171a23"/>
    </style:style>
    <style:style style:name="P19" style:family="paragraph" style:parent-style-name="Table_20_Contents">
      <style:text-properties officeooo:rsid="0026fd20" officeooo:paragraph-rsid="0026fd20"/>
    </style:style>
    <style:style style:name="P20" style:family="paragraph" style:parent-style-name="Table_20_Contents">
      <style:text-properties officeooo:rsid="000eef8a" officeooo:paragraph-rsid="002dc6f6"/>
    </style:style>
    <style:style style:name="P21" style:family="paragraph" style:parent-style-name="Table_20_Contents">
      <style:paragraph-properties fo:text-align="start" style:justify-single-word="false"/>
      <style:text-properties officeooo:rsid="001155db" officeooo:paragraph-rsid="001155db"/>
    </style:style>
    <style:style style:name="P22" style:family="paragraph" style:parent-style-name="Heading_20_1">
      <style:text-properties officeooo:rsid="000490e6" officeooo:paragraph-rsid="000490e6"/>
    </style:style>
    <style:style style:name="P23" style:family="paragraph" style:parent-style-name="Heading_20_1">
      <style:text-properties officeooo:rsid="0006632e" officeooo:paragraph-rsid="0006632e"/>
    </style:style>
    <style:style style:name="P24" style:family="paragraph" style:parent-style-name="Heading_20_1">
      <style:text-properties officeooo:rsid="00070354" officeooo:paragraph-rsid="00070354"/>
    </style:style>
    <style:style style:name="P25" style:family="paragraph" style:parent-style-name="Heading_20_2">
      <style:text-properties officeooo:rsid="00156e72" officeooo:paragraph-rsid="00156e72"/>
    </style:style>
    <style:style style:name="P26" style:family="paragraph" style:parent-style-name="Table_20_Contents">
      <style:text-properties officeooo:rsid="00171a23" officeooo:paragraph-rsid="00171a23"/>
    </style:style>
    <style:style style:name="P27" style:family="paragraph" style:parent-style-name="Table_20_Contents">
      <style:text-properties officeooo:rsid="0032bd57" officeooo:paragraph-rsid="0032bd57"/>
    </style:style>
    <style:style style:name="P28" style:family="paragraph" style:parent-style-name="Table_20_Contents">
      <style:text-properties officeooo:rsid="0026fd20" officeooo:paragraph-rsid="0026fd20"/>
    </style:style>
    <style:style style:name="P29" style:family="paragraph" style:parent-style-name="Text_20_body">
      <style:text-properties style:font-name="Liberation Serif" fo:font-style="normal" officeooo:rsid="000b7378" officeooo:paragraph-rsid="0032bd57" style:font-name-asian="SimSun" style:font-style-asian="normal" style:font-name-complex="Mangal" style:font-style-complex="normal"/>
    </style:style>
    <style:style style:name="T1" style:family="text">
      <style:text-properties fo:font-style="italic" style:font-style-asian="italic" style:font-style-complex="italic"/>
    </style:style>
    <style:style style:name="T2" style:family="text">
      <style:text-properties fo:font-style="italic" officeooo:rsid="0032bd57" style:font-style-asian="italic" style:font-style-complex="italic"/>
    </style:style>
    <style:style style:name="T3" style:family="text">
      <style:text-properties fo:font-style="italic" officeooo:rsid="0025ea8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52db" style:font-style-asian="normal" style:font-style-complex="normal"/>
    </style:style>
    <style:style style:name="T6" style:family="text">
      <style:text-properties style:font-name="Liberation Serif1" fo:font-style="normal" officeooo:rsid="000a52db" style:font-name-asian="Liberation Serif1" style:font-style-asian="normal" style:font-name-complex="Liberation Serif1" style:font-style-complex="normal"/>
    </style:style>
    <style:style style:name="T7" style:family="text">
      <style:text-properties style:font-name="Liberation Serif" fo:font-style="normal" officeooo:rsid="000a52db" style:font-name-asian="SimSun" style:font-style-asian="normal" style:font-name-complex="Mangal" style:font-style-complex="normal"/>
    </style:style>
    <style:style style:name="T8" style:family="text">
      <style:text-properties officeooo:rsid="001168d2"/>
    </style:style>
    <style:style style:name="T9" style:family="text">
      <style:text-properties officeooo:rsid="00133dac"/>
    </style:style>
    <style:style style:name="T10" style:family="text">
      <style:text-properties officeooo:rsid="0015363c"/>
    </style:style>
    <style:style style:name="T11" style:family="text">
      <style:text-properties officeooo:rsid="0019a44b"/>
    </style:style>
    <style:style style:name="T12" style:family="text">
      <style:text-properties officeooo:rsid="001a454c"/>
    </style:style>
    <style:style style:name="T13" style:family="text">
      <style:text-properties officeooo:rsid="001ac8f8"/>
    </style:style>
    <style:style style:name="T14" style:family="text">
      <style:text-properties officeooo:rsid="001f1273"/>
    </style:style>
    <style:style style:name="T15" style:family="text">
      <style:text-properties officeooo:rsid="001fd43b"/>
    </style:style>
    <style:style style:name="T16" style:family="text">
      <style:text-properties officeooo:rsid="0022ec70"/>
    </style:style>
    <style:style style:name="T17" style:family="text">
      <style:text-properties officeooo:rsid="0025ea8a"/>
    </style:style>
    <style:style style:name="T18" style:family="text">
      <style:text-properties officeooo:rsid="0026fd20"/>
    </style:style>
    <style:style style:name="T19" style:family="text">
      <style:text-properties officeooo:rsid="00277c5e"/>
    </style:style>
    <style:style style:name="T20" style:family="text">
      <style:text-properties officeooo:rsid="002dc6f6"/>
    </style:style>
    <style:style style:name="T21" style:family="text">
      <style:text-properties officeooo:rsid="003211b3"/>
    </style:style>
    <style:style style:name="T22" style:family="text">
      <style:text-properties officeooo:rsid="0032bd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utusdokumentti</text:p>
      <text:h text:style-name="P22" text:outline-level="1">Yleisrakenne</text:h>
      <text:p text:style-name="P2">Ohjelman lähdekoodi on yritetty jakaa mahdollisimman loogisesti eri paketteihin. <text:span text:style-name="T1">Application</text:span><text:span text:style-name="T4">-paketti sisältää kaiken käyttöliittymäkoodin, ja </text:span><text:span text:style-name="T1">datastructures, graph, misc</text:span><text:span text:style-name="T4"> ja </text:span><text:span text:style-name="T1">pathfinding </text:span><text:span text:style-name="T4">-paketit sisältävät nimiensä mukaisesti tietorakenteet, verkkoon liittyvät luokat, sekalaiset apuluokat ja itse reitinetsintäalgoritmit.</text:span></text:p>
      <text:p text:style-name="P3"><text:span text:style-name="T4">Ohjelmaan on </text:span><text:span text:style-name="T5">implementoitu viisi reitinhakualgoritmia: A*, Dijkstran algoritmi, jump point search, breadth-first search ja depth-first search. Näistä kolme ensimmäistä antaa aina optimaalisen reitin, kun taas BFS lähes optimaalisen reitin ja DFS ensimmäisen reitin minkä sattuu löytämään. BFS:n epäoptimaalisuus johtuu tässä tapauksessa siitä, että verkossa on kahden pituisia kaaria, 1 ja </text:span><text:span text:style-name="T6">√</text:span><text:span text:style-name="T7">2.</text:span></text:p>
      <text:p text:style-name="P29">Toteutetut tietorakenteet ovat lista (<text:span text:style-name="T1">ArrayList</text:span>), linkitetty lista (<text:span text:style-name="T1">LinkedList</text:span>), <text:span text:style-name="T22">kaksi binääri</text:span>keko<text:span text:style-name="T22">a</text:span> (<text:span text:style-name="T2">BinaryHeap</text:span><text:span text:style-name="T22"> ja </text:span><text:span text:style-name="T2">IndexedBinaryHeap</text:span>), hajautustaulu (joukko) (<text:span text:style-name="T1">HashSet</text:span>), jono (<text:span text:style-name="T1">Queue</text:span>), pino (<text:span text:style-name="T1">Stack</text:span>) <text:span text:style-name="T17">ja assosiaatiotaulu (tai kartta, hakurakenne) (</text:span><text:span text:style-name="T3">HashMap</text:span><text:span text:style-name="T17">)</text:span>. <text:span text:style-name="T17">HashMapia ei käytetä projektissa ollenkaan, koska ajattelin sillä pystyväni tehostamaan Dijkstran algoritmin toimintaa, mutta myöhemmin toteutinkin sen HashSetillä, mikä osoittautui tehokkaammaksi. En kuitenkaan poistanut sitä, sillä se on täysin toimiva ja sille on myös kirjoitettu testit.</text:span></text:p>
      <text:h text:style-name="P23" text:outline-level="1">Aika- ja tilavaativuudet</text:h>
      <text:h text:style-name="P25" text:outline-level="2">Reitinhakualgoritmit</text:h>
      <text:p text:style-name="P4">Taulukossa näkyvät aika- ja tilavaativuudet parhaimmassa ja huonoimmassa tilanteessa. Paras tilanne tarkoittaa sitä, että lähtöpiste on sama kuin lopetuspiste, ja huonoin sitä, että lopetuspistettä ei voi saavuttaa alkupisteestä sekä kaikki solmut ovat käytävä läpi.</text:p>
      <text:p text:style-name="P6">Taulukoidut vaativuudet ovat minun implementaatioista, eli jossain muussa toteutuksessa esimerkiksi A*:n etäisyydet voi olla talletettu mappiin taulukon sijasta, jolloin par<text:span text:style-name="T14">haan tapauksen</text:span> tilavaativuus olisi O(1).</text:p>
      <table:table table:name="Vaativuudet" table:style-name="Vaativuudet">
        <table:table-column table:style-name="Vaativuudet.A"/>
        <table:table-column table:style-name="Vaativuudet.B"/>
        <table:table-column table:style-name="Vaativuudet.C"/>
        <table:table-column table:style-name="Vaativuudet.D"/>
        <table:table-column table:style-name="Vaativuudet.E"/>
        <table:table-row>
          <table:table-cell table:style-name="Vaativuudet.A1" office:value-type="string">
            <text:p text:style-name="P12">Algoritmi</text:p>
          </table:table-cell>
          <table:table-cell table:style-name="Vaativuudet.A1" office:value-type="string">
            <text:p text:style-name="P12">Aikavaativuus: Paras</text:p>
          </table:table-cell>
          <table:table-cell table:style-name="Vaativuudet.A1" office:value-type="string">
            <text:p text:style-name="P12">Tilavaativuus: Paras</text:p>
          </table:table-cell>
          <table:table-cell table:style-name="Vaativuudet.A1" office:value-type="string">
            <text:p text:style-name="P12">Aikavaativuus: Huonoin</text:p>
          </table:table-cell>
          <table:table-cell table:style-name="Vaativuudet.E1" office:value-type="string">
            <text:p text:style-name="P12">Tilavaativuus: Huonoin</text:p>
          </table:table-cell>
        </table:table-row>
        <table:table-row>
          <table:table-cell table:style-name="Vaativuudet.A5" office:value-type="string">
            <text:p text:style-name="P11">A*</text:p>
          </table:table-cell>
          <table:table-cell table:style-name="Vaativuudet.B2" office:value-type="string">
            <text:p text:style-name="P11">O(1)</text:p>
          </table:table-cell>
          <table:table-cell table:style-name="Vaativuudet.C2" office:value-type="string">
            <text:p text:style-name="P11">O(|<text:span text:style-name="T9">V</text:span>|)</text:p>
          </table:table-cell>
          <table:table-cell table:style-name="Vaativuudet.D2" office:value-type="string">
            <text:p text:style-name="P20">O(<text:span text:style-name="T8">|V|</text:span>)</text:p>
          </table:table-cell>
          <table:table-cell table:style-name="Vaativuudet.E2" office:value-type="string">
            <text:p text:style-name="P16">O(|V|)</text:p>
          </table:table-cell>
        </table:table-row>
        <table:table-row>
          <table:table-cell table:style-name="Vaativuudet.A5" office:value-type="string">
            <text:p text:style-name="P11">Dijkstra</text:p>
          </table:table-cell>
          <table:table-cell table:style-name="Vaativuudet.B3" office:value-type="string">
            <text:p text:style-name="P11">O(|<text:span text:style-name="T10">V</text:span>|)</text:p>
          </table:table-cell>
          <table:table-cell table:style-name="Vaativuudet.C3" office:value-type="string">
            <text:p text:style-name="P14">O(|<text:span text:style-name="T9">V</text:span>|)</text:p>
          </table:table-cell>
          <table:table-cell table:style-name="Vaativuudet.D3" office:value-type="string">
            <text:p text:style-name="P21">O(|V<text:span text:style-name="T22">| log |V|</text:span>)</text:p>
          </table:table-cell>
          <table:table-cell table:style-name="Vaativuudet.E3" office:value-type="string">
            <text:p text:style-name="P16">O(|V|)</text:p>
          </table:table-cell>
        </table:table-row>
        <table:table-row>
          <table:table-cell table:style-name="Vaativuudet.A5" office:value-type="string">
            <text:p text:style-name="P11">JPS</text:p>
          </table:table-cell>
          <table:table-cell table:style-name="Vaativuudet.B4" office:value-type="string">
            <text:p text:style-name="P11">O(1)</text:p>
          </table:table-cell>
          <table:table-cell table:style-name="Vaativuudet.C4" office:value-type="string">
            <text:p text:style-name="P14">O(|<text:span text:style-name="T9">V</text:span>|)</text:p>
          </table:table-cell>
          <table:table-cell table:style-name="Vaativuudet.D4" office:value-type="string">
            <text:p text:style-name="P15">O(|<text:span text:style-name="T10">V|</text:span>)</text:p>
          </table:table-cell>
          <table:table-cell table:style-name="Vaativuudet.E4" office:value-type="string">
            <text:p text:style-name="P16">O(|V|)</text:p>
          </table:table-cell>
        </table:table-row>
        <table:table-row>
          <table:table-cell table:style-name="Vaativuudet.A5" office:value-type="string">
            <text:p text:style-name="P11">BFS</text:p>
          </table:table-cell>
          <table:table-cell table:style-name="Vaativuudet.B5" office:value-type="string">
            <text:p text:style-name="P11">O(1)</text:p>
          </table:table-cell>
          <table:table-cell table:style-name="Vaativuudet.C5" office:value-type="string">
            <text:p text:style-name="P14">O(1)</text:p>
          </table:table-cell>
          <table:table-cell table:style-name="Vaativuudet.D5" office:value-type="string">
            <text:p text:style-name="P15">O(|V|)</text:p>
          </table:table-cell>
          <table:table-cell table:style-name="Vaativuudet.E5" office:value-type="string">
            <text:p text:style-name="P16">O(|V|)</text:p>
          </table:table-cell>
        </table:table-row>
        <table:table-row>
          <table:table-cell table:style-name="Vaativuudet.A6" office:value-type="string">
            <text:p text:style-name="P11">DFS</text:p>
          </table:table-cell>
          <table:table-cell table:style-name="Vaativuudet.B6" office:value-type="string">
            <text:p text:style-name="P11">O(1)</text:p>
          </table:table-cell>
          <table:table-cell table:style-name="Vaativuudet.C6" office:value-type="string">
            <text:p text:style-name="P14">O(1)</text:p>
          </table:table-cell>
          <table:table-cell table:style-name="Vaativuudet.D6" office:value-type="string">
            <text:p text:style-name="P15">O(<text:span text:style-name="T10">|V|</text:span>)</text:p>
          </table:table-cell>
          <table:table-cell table:style-name="Vaativuudet.E6" office:value-type="string">
            <text:p text:style-name="P16">O(|V|)</text:p>
          </table:table-cell>
        </table:table-row>
      </table:table>
      <text:p text:style-name="P7"><text:line-break/>Jokaisen algoritmin <text:span text:style-name="T20">(paitsi Dijkstran)</text:span> huonoimman tapauksen aikavaativuus on O(|V|), sillä pahimmillaan koko syöte joudutaan käymään läpi. Tarkemmin ottaen <text:span text:style-name="T15">jokaisen</text:span> aikavaativuus olisi <text:span text:style-name="T16">myös riippuvainen kaarien määrästä,</text:span> mutta koska <text:span text:style-name="T15">verkko</text:span> on täydellinen ruudukko, kaarien määrä on <text:span text:style-name="T16">lineaarisesti riippuvainen</text:span> solmujen määrästä.</text:p>
      <text:p text:style-name="P8">Vaikka <text:span text:style-name="T21">j</text:span>ump point searchin ja A*:n aikavaativuus on teoriassa samaa luokkaa, niin niiden <text:soft-page-break/>huomattava nopeusero johtuu siitä, että A* käsittelee jokaista solmua tasavertaisesti tehden keko-operaatioita, kun taas JPS nimensä mukaisesti hyppää hyvin nopeasti useiden somujen yli tekemättä raskaita operaatioita.</text:p>
      <text:h text:style-name="P25" text:outline-level="2">Tietorakenteet</text:h>
      <text:p text:style-name="P5">Taulukosta näkyvät kaikki tietorakenteet ja niiden yleisempien operaatioiden aikavaativuudet (<text:span text:style-name="T11">average case</text:span>). Jos tietorakenne ei tue operaatiota, niin se on merk<text:span text:style-name="T13">i</text:span>tt<text:span text:style-name="T13">y</text:span> viivalla.</text:p>
      <table:table table:name="Taulukko1" table:style-name="Taulukko1">
        <table:table-column table:style-name="Taulukko1.A"/>
        <table:table-column table:style-name="Taulukko1.B" table:number-columns-repeated="2"/>
        <table:table-column table:style-name="Taulukko1.D"/>
        <table:table-column table:style-name="Taulukko1.E"/>
        <table:table-column table:style-name="Taulukko1.B"/>
        <table:table-column table:style-name="Taulukko1.G"/>
        <table:table-column table:style-name="Taulukko1.D"/>
        <table:table-column table:style-name="Taulukko1.I"/>
        <table:table-row>
          <table:table-cell table:style-name="Taulukko1.A1" office:value-type="string">
            <text:p text:style-name="P13">Tietorakenne</text:p>
          </table:table-cell>
          <table:table-cell table:style-name="Taulukko1.A1" office:value-type="string">
            <text:p text:style-name="P13">insert(e)</text:p>
          </table:table-cell>
          <table:table-cell table:style-name="Taulukko1.A1" office:value-type="string">
            <text:p text:style-name="P13">remove(e)</text:p>
          </table:table-cell>
          <table:table-cell table:style-name="Taulukko1.A1" office:value-type="string">
            <text:p text:style-name="P13">find(e)</text:p>
          </table:table-cell>
          <table:table-cell table:style-name="Taulukko1.A1" office:value-type="string">
            <text:p text:style-name="P13">delete-min()</text:p>
          </table:table-cell>
          <table:table-cell table:style-name="Taulukko1.A1" office:value-type="string">
            <text:p text:style-name="P13">enqueue(e)</text:p>
          </table:table-cell>
          <table:table-cell table:style-name="Taulukko1.A1" office:value-type="string">
            <text:p text:style-name="P13">dequeue()</text:p>
          </table:table-cell>
          <table:table-cell table:style-name="Taulukko1.A1" office:value-type="string">
            <text:p text:style-name="P13">push(e)</text:p>
          </table:table-cell>
          <table:table-cell table:style-name="Taulukko1.I1" office:value-type="string">
            <text:p text:style-name="P13">pop()</text:p>
          </table:table-cell>
        </table:table-row>
        <table:table-row>
          <table:table-cell table:style-name="Taulukko1.A8" office:value-type="string">
            <text:p text:style-name="P17">Lista</text:p>
          </table:table-cell>
          <table:table-cell table:style-name="Taulukko1.B2" office:value-type="string">
            <text:p text:style-name="P17">O(1)</text:p>
          </table:table-cell>
          <table:table-cell table:style-name="Taulukko1.C2" office:value-type="string">
            <text:p text:style-name="P17">O(n)</text:p>
          </table:table-cell>
          <table:table-cell table:style-name="Taulukko1.D2" office:value-type="string">
            <text:p text:style-name="P17">O(n)</text:p>
          </table:table-cell>
          <table:table-cell table:style-name="Taulukko1.E2" office:value-type="string">
            <text:p text:style-name="Table_20_Contents">-</text:p>
          </table:table-cell>
          <table:table-cell table:style-name="Taulukko1.F2" office:value-type="string">
            <text:p text:style-name="Table_20_Contents">-</text:p>
          </table:table-cell>
          <table:table-cell table:style-name="Taulukko1.G2" office:value-type="string">
            <text:p text:style-name="Table_20_Contents">-</text:p>
          </table:table-cell>
          <table:table-cell table:style-name="Taulukko1.H2" office:value-type="string">
            <text:p text:style-name="Table_20_Contents">-</text:p>
          </table:table-cell>
          <table:table-cell table:style-name="Taulukko1.I2" office:value-type="string">
            <text:p text:style-name="Table_20_Contents">-</text:p>
          </table:table-cell>
        </table:table-row>
        <table:table-row>
          <table:table-cell table:style-name="Taulukko1.A8" office:value-type="string">
            <text:p text:style-name="P17">Linkitetty lista</text:p>
          </table:table-cell>
          <table:table-cell table:style-name="Taulukko1.B3" office:value-type="string">
            <text:p text:style-name="P17">O(1)</text:p>
          </table:table-cell>
          <table:table-cell table:style-name="Taulukko1.C3" office:value-type="string">
            <text:p text:style-name="P17">O(n)</text:p>
          </table:table-cell>
          <table:table-cell table:style-name="Taulukko1.D3" office:value-type="string">
            <text:p text:style-name="P17">O(n)</text:p>
          </table:table-cell>
          <table:table-cell table:style-name="Taulukko1.E3" office:value-type="string">
            <text:p text:style-name="Table_20_Contents">-</text:p>
          </table:table-cell>
          <table:table-cell table:style-name="Taulukko1.F3" office:value-type="string">
            <text:p text:style-name="Table_20_Contents">-</text:p>
          </table:table-cell>
          <table:table-cell table:style-name="Taulukko1.G3" office:value-type="string">
            <text:p text:style-name="Table_20_Contents">-</text:p>
          </table:table-cell>
          <table:table-cell table:style-name="Taulukko1.H3" office:value-type="string">
            <text:p text:style-name="Table_20_Contents">-</text:p>
          </table:table-cell>
          <table:table-cell table:style-name="Taulukko1.I3" office:value-type="string">
            <text:p text:style-name="Table_20_Contents">-</text:p>
          </table:table-cell>
        </table:table-row>
        <table:table-row>
          <table:table-cell table:style-name="Taulukko1.A4" office:value-type="string">
            <text:p text:style-name="P17">Hajautustaulu</text:p>
          </table:table-cell>
          <table:table-cell table:style-name="Taulukko1.B4" office:value-type="string">
            <text:p text:style-name="P17">O(1)</text:p>
          </table:table-cell>
          <table:table-cell table:style-name="Taulukko1.C4" office:value-type="string">
            <text:p text:style-name="P17">O(1)</text:p>
          </table:table-cell>
          <table:table-cell table:style-name="Taulukko1.D4" office:value-type="string">
            <text:p text:style-name="P17">O(1)</text:p>
          </table:table-cell>
          <table:table-cell table:style-name="Taulukko1.E4" office:value-type="string">
            <text:p text:style-name="Table_20_Contents">-</text:p>
          </table:table-cell>
          <table:table-cell table:style-name="Taulukko1.F4" office:value-type="string">
            <text:p text:style-name="Table_20_Contents">-</text:p>
          </table:table-cell>
          <table:table-cell table:style-name="Taulukko1.G4" office:value-type="string">
            <text:p text:style-name="Table_20_Contents">-</text:p>
          </table:table-cell>
          <table:table-cell table:style-name="Taulukko1.H4" office:value-type="string">
            <text:p text:style-name="Table_20_Contents">-</text:p>
          </table:table-cell>
          <table:table-cell table:style-name="Taulukko1.I4" office:value-type="string">
            <text:p text:style-name="Table_20_Contents">-</text:p>
          </table:table-cell>
        </table:table-row>
        <table:table-row>
          <table:table-cell table:style-name="Taulukko1.A8" office:value-type="string">
            <text:p text:style-name="P19">Hajautuskartta</text:p>
          </table:table-cell>
          <table:table-cell table:style-name="Taulukko1.B5" office:value-type="string">
            <text:p text:style-name="P19">O(1)</text:p>
          </table:table-cell>
          <table:table-cell table:style-name="Taulukko1.C5" office:value-type="string">
            <text:p text:style-name="P18">O(1)</text:p>
          </table:table-cell>
          <table:table-cell table:style-name="Taulukko1.D5" office:value-type="string">
            <text:p text:style-name="P19">O(1)</text:p>
          </table:table-cell>
          <table:table-cell table:style-name="Taulukko1.E5" office:value-type="string">
            <text:p text:style-name="Table_20_Contents">-</text:p>
          </table:table-cell>
          <table:table-cell table:style-name="Taulukko1.F5" office:value-type="string">
            <text:p text:style-name="Table_20_Contents">-</text:p>
          </table:table-cell>
          <table:table-cell table:style-name="Taulukko1.G5" office:value-type="string">
            <text:p text:style-name="Table_20_Contents">-</text:p>
          </table:table-cell>
          <table:table-cell table:style-name="Taulukko1.H5" office:value-type="string">
            <text:p text:style-name="Table_20_Contents">-</text:p>
          </table:table-cell>
          <table:table-cell table:style-name="Taulukko1.I5" office:value-type="string">
            <text:p text:style-name="Table_20_Contents">-</text:p>
          </table:table-cell>
        </table:table-row>
        <table:table-row>
          <table:table-cell table:style-name="Taulukko1.A8" office:value-type="string">
            <text:p text:style-name="P17">Keko</text:p>
          </table:table-cell>
          <table:table-cell table:style-name="Taulukko1.B6" office:value-type="string">
            <text:p text:style-name="P17">O(log n)</text:p>
          </table:table-cell>
          <table:table-cell table:style-name="Taulukko1.C6" office:value-type="string">
            <text:p text:style-name="P17">O(log n)</text:p>
          </table:table-cell>
          <table:table-cell table:style-name="Taulukko1.D6" office:value-type="string">
            <text:p text:style-name="P17">O(<text:span text:style-name="T12">n</text:span>)</text:p>
          </table:table-cell>
          <table:table-cell table:style-name="Taulukko1.E6" office:value-type="string">
            <text:p text:style-name="P17">O(log n)</text:p>
          </table:table-cell>
          <table:table-cell table:style-name="Taulukko1.F6" office:value-type="string">
            <text:p text:style-name="Table_20_Contents">-</text:p>
          </table:table-cell>
          <table:table-cell table:style-name="Taulukko1.G6" office:value-type="string">
            <text:p text:style-name="Table_20_Contents">-</text:p>
          </table:table-cell>
          <table:table-cell table:style-name="Taulukko1.H6" office:value-type="string">
            <text:p text:style-name="Table_20_Contents">-</text:p>
          </table:table-cell>
          <table:table-cell table:style-name="Taulukko1.I6" office:value-type="string">
            <text:p text:style-name="Table_20_Contents">-</text:p>
          </table:table-cell>
        </table:table-row>
        <table:table-row>
          <table:table-cell table:style-name="Taulukko1.A8" office:value-type="string">
            <text:p text:style-name="P27">Indeksoitu keko</text:p>
          </table:table-cell>
          <table:table-cell table:style-name="Taulukko1.B7" office:value-type="string">
            <text:p text:style-name="P27">O(log n)</text:p>
          </table:table-cell>
          <table:table-cell table:style-name="Taulukko1.C7" office:value-type="string">
            <text:p text:style-name="P27">O(log n)</text:p>
          </table:table-cell>
          <table:table-cell table:style-name="Taulukko1.D7" office:value-type="string">
            <text:p text:style-name="P27">O(1)</text:p>
          </table:table-cell>
          <table:table-cell table:style-name="Taulukko1.E7" office:value-type="string">
            <text:p text:style-name="P27">O(log n)</text:p>
          </table:table-cell>
          <table:table-cell table:style-name="Taulukko1.F7" office:value-type="string">
            <text:p text:style-name="Table_20_Contents">-</text:p>
          </table:table-cell>
          <table:table-cell table:style-name="Taulukko1.G7" office:value-type="string">
            <text:p text:style-name="Table_20_Contents">-</text:p>
          </table:table-cell>
          <table:table-cell table:style-name="Taulukko1.H7" office:value-type="string">
            <text:p text:style-name="Table_20_Contents">-</text:p>
          </table:table-cell>
          <table:table-cell table:style-name="Taulukko1.I7" office:value-type="string">
            <text:p text:style-name="Table_20_Contents">-</text:p>
          </table:table-cell>
        </table:table-row>
        <table:table-row>
          <table:table-cell table:style-name="Taulukko1.A8" office:value-type="string">
            <text:p text:style-name="P17">Jono</text:p>
          </table:table-cell>
          <table:table-cell table:style-name="Taulukko1.B8" office:value-type="string">
            <text:p text:style-name="P17">O(1)</text:p>
          </table:table-cell>
          <table:table-cell table:style-name="Taulukko1.C8" office:value-type="string">
            <text:p text:style-name="P17">O(n)</text:p>
          </table:table-cell>
          <table:table-cell table:style-name="Taulukko1.D8" office:value-type="string">
            <text:p text:style-name="P17">O(n)</text:p>
          </table:table-cell>
          <table:table-cell table:style-name="Taulukko1.E8" office:value-type="string">
            <text:p text:style-name="Table_20_Contents">-</text:p>
          </table:table-cell>
          <table:table-cell table:style-name="Taulukko1.F8" office:value-type="string">
            <text:p text:style-name="P17">O(1)</text:p>
          </table:table-cell>
          <table:table-cell table:style-name="Taulukko1.G8" office:value-type="string">
            <text:p text:style-name="P17">O(1)</text:p>
          </table:table-cell>
          <table:table-cell table:style-name="Taulukko1.H8" office:value-type="string">
            <text:p text:style-name="Table_20_Contents">-</text:p>
          </table:table-cell>
          <table:table-cell table:style-name="Taulukko1.I8" office:value-type="string">
            <text:p text:style-name="Table_20_Contents">-</text:p>
          </table:table-cell>
        </table:table-row>
        <table:table-row>
          <table:table-cell table:style-name="Taulukko1.A9" office:value-type="string">
            <text:p text:style-name="P17">Pino</text:p>
          </table:table-cell>
          <table:table-cell table:style-name="Taulukko1.B9" office:value-type="string">
            <text:p text:style-name="P17">O(1)</text:p>
          </table:table-cell>
          <table:table-cell table:style-name="Taulukko1.C9" office:value-type="string">
            <text:p text:style-name="P17">O(n)</text:p>
          </table:table-cell>
          <table:table-cell table:style-name="Taulukko1.D9" office:value-type="string">
            <text:p text:style-name="P17">O(n)</text:p>
          </table:table-cell>
          <table:table-cell table:style-name="Taulukko1.E9" office:value-type="string">
            <text:p text:style-name="Table_20_Contents">-</text:p>
          </table:table-cell>
          <table:table-cell table:style-name="Taulukko1.F9" office:value-type="string">
            <text:p text:style-name="Table_20_Contents">-</text:p>
          </table:table-cell>
          <table:table-cell table:style-name="Taulukko1.G9" office:value-type="string">
            <text:p text:style-name="Table_20_Contents">-</text:p>
          </table:table-cell>
          <table:table-cell table:style-name="Taulukko1.H9" office:value-type="string">
            <text:p text:style-name="P17">O(1)</text:p>
          </table:table-cell>
          <table:table-cell table:style-name="Taulukko1.I9" office:value-type="string">
            <text:p text:style-name="P17">O(1)</text:p>
          </table:table-cell>
        </table:table-row>
      </table:table>
      <text:h text:style-name="P23" text:outline-level="1">Puutteet ja parannusehdotukset</text:h>
      <text:p text:style-name="P9"><text:span text:style-name="T22">Verkon toteutus tuntuu tässä vaiheessa projektia melko kömpelöltä</text:span>. Voisin todennäköisesti nyt tehdä sen rakenteesta paljon paremman, kun tunnen tarkasti kuinka eri algoritmit toimivat ja mitä ominaisuuksia ne verkolta vaativat. Tässä vaiheessa sen muuttaminen ei ole kuitenkaan <text:span text:style-name="T21">ole</text:span> kovin <text:span text:style-name="T22">järkevää</text:span>.</text:p>
      <text:h text:style-name="P24" text:outline-level="1">Projektissa käytetyt lähteet</text:h>
      <text:p text:style-name="P10"><text:a xlink:type="simple" xlink:href="https://en.wikipedia.org/wiki/A*_search_algorithm">https://en.wikipedia.org/wiki/A*_search_algorithm</text:a></text:p>
      <text:p text:style-name="P10"><text:a xlink:type="simple" xlink:href="https://en.wikipedia.org/wiki/Dijkstra%27s_algorithm">https://en.wikipedia.org/wiki/Dijkstra%27s_algorithm</text:a></text:p>
      <text:p text:style-name="P10"><text:a xlink:type="simple" xlink:href="https://en.wikipedia.org/wiki/Breadth-first_search">https://en.wikipedia.org/wiki/Breadth-first_search</text:a></text:p>
      <text:p text:style-name="P10"><text:a xlink:type="simple" xlink:href="https://en.wikipedia.org/wiki/Depth-first_search">https://en.wikipedia.org/wiki/Depth-first_search</text:a></text:p>
      <text:p text:style-name="P10"><text:a xlink:type="simple" xlink:href="https://harablog.wordpress.com/2011/09/07/jump-point-search/">https://harablog.wordpress.com/2011/09/07/jump-point-search/</text:a></text:p>
      <text:p text:style-name="P10"><text:a xlink:type="simple" xlink:href="http://zerowidth.com/2013/05/05/jump-point-search-explained.html">http://zerowidth.com/2013/05/05/jump-point-search-explained.html</text:a></text:p>
      <text:p text:style-name="P10"><text:a xlink:type="simple" xlink:href="https://github.com/ClintFMullins/JumpPointSearch-Java">https://github.com/ClintFMullins/JumpPointSearch-Java</text:a></text:p>
      <text:p text:style-name="P10"><text:a xlink:type="simple" xlink:href="https://en.wikipedia.org/wiki/Binary_heap">https://en.wikipedia.org/wiki/Binary_heap</text:a></text:p>
      <text:p text:style-name="P10"><text:a xlink:type="simple" xlink:href="https://en.wikipedia.org/wiki/Hash_table">https://en.wikipedia.org/wiki/Hash_tabl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Segoe UI" svg:font-family="'Segoe UI'"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1:35.770000000</meta:creation-date>
    <dc:date>2015-02-25T18:06:25.865000000</dc:date>
    <meta:editing-duration>PT7H44M37S</meta:editing-duration>
    <meta:editing-cycles>24</meta:editing-cycles>
    <meta:generator>LibreOffice/4.2.1.1$Windows_x86 LibreOffice_project/d7dbbd7842e6a58b0f521599204e827654e1fb8b</meta:generator>
    <meta:document-statistic meta:table-count="2" meta:image-count="0" meta:object-count="0" meta:page-count="2" meta:paragraph-count="136" meta:word-count="546" meta:character-count="4008" meta:non-whitespace-character-count="4007"/>
  </office:meta>
</office:document-meta>
</file>